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2362" officeooo:paragraph-rsid="00082362"/>
    </style:style>
    <style:style style:name="P2" style:family="paragraph" style:parent-style-name="Standard">
      <style:text-properties officeooo:rsid="00082362" officeooo:paragraph-rsid="00082a5d"/>
    </style:style>
    <style:style style:name="P3" style:family="paragraph" style:parent-style-name="Standard">
      <style:text-properties officeooo:rsid="00082a5d" officeooo:paragraph-rsid="00082a5d"/>
    </style:style>
    <style:style style:name="P4" style:family="paragraph" style:parent-style-name="Standard">
      <style:text-properties officeooo:rsid="00082a5d" officeooo:paragraph-rsid="0009bf6e"/>
    </style:style>
    <style:style style:name="P5" style:family="paragraph" style:parent-style-name="Standard">
      <style:text-properties officeooo:rsid="0009bf6e" officeooo:paragraph-rsid="00082a5d"/>
    </style:style>
    <style:style style:name="P6" style:family="paragraph" style:parent-style-name="Standard">
      <style:text-properties officeooo:rsid="0009bf6e" officeooo:paragraph-rsid="0009bf6e"/>
    </style:style>
    <style:style style:name="P7" style:family="paragraph" style:parent-style-name="Standard">
      <style:text-properties officeooo:rsid="000b05f7" officeooo:paragraph-rsid="000b05f7"/>
    </style:style>
    <style:style style:name="P8" style:family="paragraph" style:parent-style-name="Standard">
      <style:text-properties officeooo:rsid="000b7787" officeooo:paragraph-rsid="000b7787"/>
    </style:style>
    <style:style style:name="P9" style:family="paragraph" style:parent-style-name="Standard">
      <style:text-properties officeooo:rsid="000e8df1" officeooo:paragraph-rsid="000e8df1"/>
    </style:style>
    <style:style style:name="P10" style:family="paragraph" style:parent-style-name="Standard">
      <style:text-properties officeooo:rsid="00104928" officeooo:paragraph-rsid="00104928"/>
    </style:style>
    <style:style style:name="T1" style:family="text">
      <style:text-properties officeooo:rsid="00082362"/>
    </style:style>
    <style:style style:name="T2" style:family="text">
      <style:text-properties officeooo:rsid="00082a5d"/>
    </style:style>
    <style:style style:name="T3" style:family="text">
      <style:text-properties officeooo:rsid="0008f69c"/>
    </style:style>
    <style:style style:name="T4" style:family="text">
      <style:text-properties officeooo:rsid="0009fd5f"/>
    </style:style>
    <style:style style:name="T5" style:family="text">
      <style:text-properties officeooo:rsid="000b7787"/>
    </style:style>
    <style:style style:name="T6" style:family="text">
      <style:text-properties officeooo:rsid="000c4aaa"/>
    </style:style>
    <style:style style:name="T7" style:family="text">
      <style:text-properties officeooo:rsid="000e3b4b"/>
    </style:style>
    <style:style style:name="T8" style:family="text">
      <style:text-properties officeooo:rsid="00104928"/>
    </style:style>
    <style:style style:name="T9" style:family="text">
      <style:text-properties officeooo:rsid="00122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ãng ĐT(HangDT, LoGo)</text:p>
      <text:p text:style-name="P1">Điện thoại(MaDT, <text:span text:style-name="T6">Hang</text:span>, TenDT, PhienBan, GiaBan, <text:span text:style-name="T2">SoLuong, GiaBanKM</text:span>)</text:p>
      <text:p text:style-name="P9">Hình ảnh điện thoại(MaDT, DuongDan)</text:p>
      <text:p text:style-name="P1">Màn hình(MaDT, CongNgheMH, DoPhanGiai, ManHinhRong, MatKinh)</text:p>
      <text:p text:style-name="P2">Camera sau(MaDT,DoPhanGiai, Denflash, ChupAnhNangCao)</text:p>
      <text:p text:style-name="P2">Camera trước(MaDT,DoPhanGiai, VideoCall, ThongTinKhac)</text:p>
      <text:p text:style-name="P2">Hệ điều hành – <text:span text:style-name="T2">CPU</text:span>(MaDT,<text:span text:style-name="T2">HeDieuHanh, Chip, CPU, GPU</text:span>)</text:p>
      <text:p text:style-name="P3">Bộ nhớ - Lưu lượng(<text:span text:style-name="T1">MaDT,</text:span>RAM, BoNhoTrong, TheNhoNgoai)</text:p>
      <text:p text:style-name="P3">Kết nối (<text:span text:style-name="T1">MaDT,</text:span>MangDiDong, SIM, Wifi, GPS, Bluetooth, CongKetNoi, JackTaiNghe, KetNoiKhac)</text:p>
      <text:p text:style-name="P3">Thiết kế - trọng lượng(<text:span text:style-name="T1">MaDT,</text:span>ThietKe, ChatLieu, KichThuoc, TrongLuong)</text:p>
      <text:p text:style-name="P3">Pin – sạc(<text:span text:style-name="T1">MaDT,</text:span>DungLuongPin, LoaiPin, CongNghePin)</text:p>
      <text:p text:style-name="P3">Tiện ích(<text:span text:style-name="T1">MaDT,</text:span>BaoMatNangCao, TinhNangDacBiet, GhiAm, Radio, XemPhim, NgheNhac)</text:p>
      <text:p text:style-name="P3">Thông Tin Khác(<text:span text:style-name="T1">MaDT,</text:span>ThoiDiemRaMat)</text:p>
      <text:p text:style-name="P7">Phụ kiện(MaPhuKien, LoaiPhuKien, TenPhuKien, GiaPhuKien, <text:span text:style-name="T7">SoLuong</text:span>)</text:p>
      <text:p text:style-name="P9">Hình ảnh phụ kiện(MaPhuKien, DuongDan)</text:p>
      <text:p text:style-name="P5">Chi tiết đơn hàng(MaDonHang, <text:span text:style-name="T8">LoaiSanPham, </text:span>MaSanPham, Mau, GiaTriDonHang, GhiChu)</text:p>
      <text:p text:style-name="P4">Đơn <text:span text:style-name="T3">Hàng(MaDonHang, MaKhachHang, DiaChi, NgayDatHang, NgayChuyenHang, NgayNhanHang, TrangThai)</text:span></text:p>
      <text:p text:style-name="P6">Khách <text:span text:style-name="T4">hàng</text:span>(MaKhachHang, TenKhachHang, SDT, Email, <text:span text:style-name="T5">Password</text:span>)<text:tab/></text:p>
      <text:p text:style-name="P6">Admin(IDadmin, admin, <text:span text:style-name="T5">password)</text:span></text:p>
      <text:p text:style-name="P8">Comment(IDcmt, MaKhachHang,<text:span text:style-name="T9">Loai</text:span> MaSanPham, NoiDung, ThoiGian)</text:p>
      <text:p text:style-name="P8">AdminComment(IDAdminCmt, Idcmt, <text:span text:style-name="T7">NoiDung, ThoiGian)</text:span></text:p>
      <text:p text:style-name="P6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48:09.997517690</meta:creation-date>
    <meta:generator>LibreOffice/6.0.7.3$Linux_X86_64 LibreOffice_project/00m0$Build-3</meta:generator>
    <dc:date>2019-10-21T04:51:28.922647299</dc:date>
    <meta:editing-duration>PT2H12M37S</meta:editing-duration>
    <meta:editing-cycles>5</meta:editing-cycles>
    <meta:document-statistic meta:table-count="0" meta:image-count="0" meta:object-count="0" meta:page-count="1" meta:paragraph-count="21" meta:word-count="122" meta:character-count="1192" meta:non-whitespace-character-count="1088"/>
  </office:meta>
</office:document-meta>
</file>